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rsid="0018d078" officeooo:paragraph-rsid="001b5f52" style:font-size-asian="16pt" style:font-size-complex="16pt"/>
    </style:style>
    <style:style style:name="P2" style:family="paragraph" style:parent-style-name="Standard">
      <style:text-properties fo:font-size="16pt" fo:font-weight="bold" officeooo:rsid="0010aaba" officeooo:paragraph-rsid="0010aaba" style:font-size-asian="16pt" style:font-weight-asian="bold" style:font-size-complex="16pt" style:font-weight-complex="bold"/>
    </style:style>
    <style:style style:name="P3" style:family="paragraph" style:parent-style-name="Standard">
      <style:text-properties fo:font-size="16pt" fo:font-weight="bold" officeooo:rsid="0016330a" officeooo:paragraph-rsid="0016330a" style:font-size-asian="16pt" style:font-weight-asian="bold" style:font-size-complex="16pt" style:font-weight-complex="bold"/>
    </style:style>
    <style:style style:name="P4" style:family="paragraph" style:parent-style-name="Standard">
      <style:text-properties fo:font-size="16pt" fo:font-weight="bold" officeooo:rsid="000678ce" officeooo:paragraph-rsid="000678ce" style:font-size-asian="16pt" style:font-weight-asian="bold" style:font-size-complex="16pt" style:font-weight-complex="bold"/>
    </style:style>
    <style:style style:name="P5" style:family="paragraph" style:parent-style-name="Standard">
      <style:text-properties fo:font-size="16pt" fo:font-weight="bold" officeooo:rsid="0018d078" officeooo:paragraph-rsid="0018d078" style:font-size-asian="16pt" style:font-weight-asian="bold" style:font-size-complex="16pt" style:font-weight-complex="bold"/>
    </style:style>
    <style:style style:name="P6" style:family="paragraph" style:parent-style-name="Standard">
      <style:text-properties fo:font-size="16pt" fo:font-weight="bold" officeooo:rsid="001b5f52" officeooo:paragraph-rsid="001b5f52" style:font-size-asian="16pt" style:font-weight-asian="bold" style:font-size-complex="16pt" style:font-weight-complex="bold"/>
    </style:style>
    <style:style style:name="P7" style:family="paragraph" style:parent-style-name="Standard">
      <style:text-properties fo:font-size="24pt" fo:font-weight="bold" style:font-size-asian="24pt" style:font-weight-asian="bold" style:font-size-complex="24pt" style:font-weight-complex="bold"/>
    </style:style>
    <style:style style:name="P8" style:family="paragraph" style:parent-style-name="Standard">
      <style:text-properties officeooo:rsid="000678ce" officeooo:paragraph-rsid="000678ce"/>
    </style:style>
    <style:style style:name="P9" style:family="paragraph" style:parent-style-name="Standard">
      <style:text-properties officeooo:rsid="000678ce" officeooo:paragraph-rsid="00093578"/>
    </style:style>
    <style:style style:name="P10" style:family="paragraph" style:parent-style-name="Standard">
      <style:text-properties fo:font-size="15pt" fo:font-weight="bold" officeooo:rsid="000678ce" officeooo:paragraph-rsid="000678ce" style:font-size-asian="15pt" style:font-weight-asian="bold" style:font-size-complex="15pt" style:font-weight-complex="bold"/>
    </style:style>
    <style:style style:name="P11" style:family="paragraph" style:parent-style-name="Standard">
      <style:text-properties fo:font-size="15pt" fo:font-weight="bold" officeooo:rsid="000678ce" officeooo:paragraph-rsid="00093578" style:font-size-asian="15pt" style:font-weight-asian="bold" style:font-size-complex="15pt" style:font-weight-complex="bold"/>
    </style:style>
    <style:style style:name="P12" style:family="paragraph" style:parent-style-name="Standard">
      <style:text-properties officeooo:rsid="0018d078" officeooo:paragraph-rsid="0018d078"/>
    </style:style>
    <style:style style:name="P13" style:family="paragraph" style:parent-style-name="Standard">
      <style:text-properties officeooo:rsid="001b5f52" officeooo:paragraph-rsid="001b5f52"/>
    </style:style>
    <style:style style:name="T1" style:family="text">
      <style:text-properties officeooo:rsid="000678ce"/>
    </style:style>
    <style:style style:name="T2" style:family="text">
      <style:text-properties officeooo:rsid="000b028e"/>
    </style:style>
    <style:style style:name="T3" style:family="text">
      <style:text-properties officeooo:rsid="0013ff76"/>
    </style:style>
    <style:style style:name="T4" style:family="text">
      <style:text-properties officeooo:rsid="0016330a"/>
    </style:style>
    <style:style style:name="T5" style:family="text">
      <style:text-properties officeooo:rsid="0017f2c3"/>
    </style:style>
    <style:style style:name="T6" style:family="text">
      <style:text-properties fo:font-size="16pt" fo:font-weight="bold" officeooo:rsid="001b5f52" style:font-size-asian="16pt" style:font-weight-asian="bold" style:font-size-complex="16pt" style:font-weight-complex="bold"/>
    </style:style>
    <style:style style:name="T7" style:family="text">
      <style:text-properties fo:font-weight="bold" officeooo:rsid="001b5f5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ike rent service</text:p>
      <text:p text:style-name="Standard"/>
      <text:p text:style-name="Standard">This is crucial for bike rent service to know how big will be demand for bikes in the next couple of day or hours. Enterprise has limited resources and if know the needs, could appropriate prepare the equipment.</text:p>
      <text:p text:style-name="Standard"/>
      <text:p text:style-name="Standard">This task described is the task for show my ability. This show task don't be too big and have not to many paths. I understand of needs of this investigation and checking another various things, but the target of the task is another. I should by no practice to show giant file in this format of task. <text:s/></text:p>
      <text:p text:style-name="Standard"/>
      <text:p text:style-name="Standard">The aim is to make the model of regression who will be able precisely point the demand in the next couple of hours and days. If the weather forecast is known, the model ought to define the quantity requirements of the biccycles.</text:p>
      <text:p text:style-name="Standard"/>
      <text:p text:style-name="P8">In line 1 of the note Mastex I was importing the needed base libraries. </text:p>
      <text:p text:style-name="P8">Next in the line 2 I was download the data set of the rent bike service.</text:p>
      <text:p text:style-name="P8"/>
      <text:p text:style-name="P11"><text:span text:style-name="T2">Line 7: <text:s/>C</text:span>hecking the format of the data</text:p>
      <text:p text:style-name="P8">I was checking the format of the data. Next I was check the continuity of the time series in the set. This set seems to be complete and without the holes and error in the data. </text:p>
      <text:p text:style-name="P8"/>
      <text:p text:style-name="P8">If the data would have holes I never fill it up by the average value or by the cutting incomplete record out. I usually put the same number of error, the number should be another of the numbers in the columns. I do it to show the error but never cut the record out.</text:p>
      <text:p text:style-name="P8"/>
      <text:p text:style-name="P8">In line 3 I put special device who can resize down of the set. It is usable when I have giant data set. Here I was use it to speed run of the code to check it.</text:p>
      <text:p text:style-name="P8"/>
      <text:p text:style-name="P9">I ought to change format of discrete data from numeric into category. </text:p>
      <text:p text:style-name="P8"/>
      <text:p text:style-name="P8"/>
      <text:p text:style-name="P10"><text:span text:style-name="T2">LINE 10: <text:s/></text:span>Feature elimination</text:p>
      <text:p text:style-name="P8">I ought to check the autocorrelation of the variables. If the variables are correlated each other, there are appear phenomena of multicollinearity of the independent variables. This is bad phenomena for linear regression. </text:p>
      <text:p text:style-name="P8">I found the two continuous variables who are strongly mutual correlated: 'temp' and 'atemp' . I will need to eliminate one of the variable.</text:p>
      <text:p text:style-name="P8">As well as the result and decriptive variables have continous format I can use the Person corelation to eliminate one of the variable. </text:p>
      <text:p text:style-name="P8"/>
      <text:p text:style-name="P8">I decided to reduce 'atmel' because it has smaller correlation to the result. I eliminated also 'instant' because it provides no information to the model.</text:p>
      <text:p text:style-name="P8"/>
      <text:p text:style-name="P8">I had eliminated also <text:s/>'casual', 'registered' becouse it was the parts of the terminate result 'cnt'. </text:p>
      <text:p text:style-name="P8"/>
      <text:p text:style-name="P8"/>
      <text:p text:style-name="P8"/>
      <text:p text:style-name="P8"/>
      <text:p text:style-name="P8"/>
      <text:p text:style-name="P8"/>
      <text:p text:style-name="P8"/>
      <text:p text:style-name="P8"><text:soft-page-break/></text:p>
      <text:p text:style-name="P2">LINE 13: <text:s/>T<text:span text:style-name="T1">he 'windspeed' </text:span>SHIFT</text:p>
      <text:p text:style-name="P8">Special treating needed was in the 'windspeed' variable. This factor is poorly correlated with the result. But we know that the wind is important factor for every who driving a bike. <text:s/></text:p>
      <text:p text:style-name="P8">I suspect the 'shift'. Part of the customers make decision to take bike or not due to the wind speed, but the decision is made many hours after the current state of wind.</text:p>
      <text:p text:style-name="P8">I found out the decision of don't take bike is made 13 hours before, this decision based on the current speed of wind.</text:p>
      <text:p text:style-name="P8">I needed to make new variable 'wind speed shift' who were taking the 13 hours differences of correlation. The 'windspeed' variable was wiped.</text:p>
      <text:p text:style-name="P8"/>
      <text:p text:style-name="P10"><text:span text:style-name="T3">LINE 22: <text:s/></text:span>Continuous and discrete format of the data</text:p>
      <text:p text:style-name="P8">In making the regression it is crucial to check the format of the data. I mean continuous and discrete format. One of the main rules for regression is to existing of the linear correlation between the independent varianbles and results. If we have discrete data we have step relationship.</text:p>
      <text:p text:style-name="P8"/>
      <text:p text:style-name="P8">The data in the set are pre-coded. I mean that the data has numeric format, not of the liter. I decided to use hot encoding to convert numerical discrete variables into the dummy data format.</text:p>
      <text:p text:style-name="P8"/>
      <text:p text:style-name="P8">Dummy data format could be used to the regression thanks the dichotomic form. dummy data has form zero or one. The minus of this method of encoding is generating huge number of columns, which can be troublesome.</text:p>
      <text:p text:style-name="P8"/>
      <text:p text:style-name="P8"/>
      <text:p text:style-name="P10"><text:span text:style-name="T4">LINE <text:s/>31: <text:s/></text:span>Launching the pack of the regression models</text:p>
      <text:p text:style-name="P8">There are ineffective to make one or two models. I use many models simultaneously because this models represent various families, various methods and due to this various effectiveness.</text:p>
      <text:p text:style-name="P8">I used cross validation method to avoid overfitting and find the effective model for forecasting.</text:p>
      <text:p text:style-name="P8">At the end of this stage were pointed three the best of the models.</text:p>
      <text:p text:style-name="P8"/>
      <text:p text:style-name="P8"/>
      <text:p text:style-name="P3">LINE 36: <text:s/>E<text:span text:style-name="T1">liminate the part of the dummy variables</text:span></text:p>
      <text:p text:style-name="P8">Hot encoding lets to utility the discrete variables, but also generating the great number of dummy variables. Part of this variables are not usefull, its can be useless or even be harmful for the models. </text:p>
      <text:p text:style-name="P8">I decidet to check and eventually eliminate the part of the dummy variables.</text:p>
      <text:p text:style-name="P8">There are many method of features elimination. I chosen: 'Step Forward Selection'. As the result IS obtained host of variables called as 'useful'. I launched pack of models only on this 'useful' variables to verify their effectiveness. I didn't find any signifficant differences. So, I back to the former pack of models. </text:p>
      <text:p text:style-name="P8"/>
      <text:p text:style-name="P8"/>
      <text:p text:style-name="P4"><text:span text:style-name="T5">LINE 43: <text:s/></text:span>Models tuning</text:p>
      <text:p text:style-name="P8"/>
      <text:p text:style-name="P8">The three models have the best factor of determination factor r-squere. Short list of the best models: 'Bagging Regressor' , 'Random Forest Regressor' , 'Extra Trees Regressor'. </text:p>
      <text:p text:style-name="P8">There were detected the best configurations of the hiperparameters for this models. </text:p>
      <text:p text:style-name="P8">There are horrible time of this operation, because it is good to make tuning to limited number of models.</text:p>
      <text:p text:style-name="P8"/>
      <text:p text:style-name="P8"/>
      <text:p text:style-name="P8"/>
      <text:p text:style-name="P8"><text:soft-page-break/></text:p>
      <text:p text:style-name="P5">LINE 46: <text:s/>Using the best three models to the random data </text:p>
      <text:p text:style-name="P12"/>
      <text:p text:style-name="P12">I chosen one season of set who represent 'summer' I training the tuned models and obtain high level of determination factors r-square.</text:p>
      <text:p text:style-name="P12">Before I launch of the models I was forced to prepare the raw data, I use the shift and the hot encoding.</text:p>
      <text:p text:style-name="P12"/>
      <text:p text:style-name="P6">LINE 61: <text:s/>Testing models on the season 4 'winter'</text:p>
      <text:p text:style-name="P13"/>
      <text:p text:style-name="P13">To terminate test the effectiveness of the models I download the data from the season 4 who represent winter. </text:p>
      <text:p text:style-name="P13">What is important, I didn't train the models on the new data 'season 4'. <text:s/></text:p>
      <text:p text:style-name="P13">If the result of r-square would be significant divferenced, there are phenomen of overlearning. <text:s text:c="4"/></text:p>
      <text:p text:style-name="P12"/>
      <text:p text:style-name="P12"/>
      <text:p text:style-name="P12"/>
      <text:p text:style-name="P1"><text:span text:style-name="T7">LINE 70: <text:s/></text:span>Graphical analysis</text:p>
      <text:p text:style-name="P12">At the end I decided to show my abilities on the area of graphical analysis.</text:p>
      <text:p text:style-name="P12"/>
      <text:p text:style-name="P12"/>
      <text:p text:style-name="P12">The sens of this exercises is to provide the model of predicting to the management of rent bike service. The worker of this enterprise could put into the model the parameters of weather forecasts and calendar data and obtain the level of future demand for the bik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07:02:44.464060185</meta:creation-date>
    <dc:date>2020-08-19T09:53:56.239055510</dc:date>
    <meta:editing-duration>PT45M9S</meta:editing-duration>
    <meta:editing-cycles>12</meta:editing-cycles>
    <meta:generator>LibreOffice/6.0.7.3$Linux_X86_64 LibreOffice_project/00m0$Build-3</meta:generator>
    <meta:document-statistic meta:table-count="0" meta:image-count="0" meta:object-count="0" meta:page-count="3" meta:paragraph-count="48" meta:word-count="1101" meta:character-count="6222" meta:non-whitespace-character-count="5134"/>
  </office:meta>
</office:document-meta>
</file>